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svg+xml" manifest:full-path="Pictures/1001F54600009F9400004ED39BB64D0F.svg"/>
  <manifest:file-entry manifest:media-type="image/png" manifest:full-path="Pictures/10000201000003EE000001F167CCBB84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* Xen- multi-core 부팅 시퀀스</text:p>
      <text:p text:style-name="Standard"/>
      <text:p text:style-name="Standard"/>
      <text:p text:style-name="Standard"><draw:frame draw:style-name="fr1" draw:name="graphics1" text:anchor-type="paragraph" svg:width="6.9252in" svg:height="3.4201in" draw:z-index="0"><draw:image xlink:href="Pictures/10000201000003EE000001F167CCBB84.png" xlink:type="simple" xlink:show="embed" xlink:actuate="onLoad"/><draw:image xlink:href="Pictures/1001F54600009F9400004ED39BB64D0F.sv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6-16T12:33:24</meta:creation-date>
    <dc:date>2014-06-16T12:58:16</dc:date>
    <meta:editing-duration>PT1M8S</meta:editing-duration>
    <meta:editing-cycles>2</meta:editing-cycles>
    <meta:generator>OpenOffice/4.1.0$Unix OpenOffice.org_project/410m18$Build-9764</meta:generator>
    <meta:document-statistic meta:table-count="0" meta:image-count="1" meta:object-count="0" meta:page-count="1" meta:paragraph-count="1" meta:word-count="8" meta:character-count="24"/>
  </office:meta>
</office:document-meta>
</file>